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Handler.traverseLocalEleme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SDHandler.setDeclPool( XSDeclarationPool decl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Handler.needReportTNSError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DHandler.resolveKeyR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DHandler.constructTrees( Element schemaRoot , String locationHint , XSDDescription desc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49">
            <text:p text:style-name="Table_20_Contents">49</text:p>
          </table:table-cell>
          <table:table-cell office:value-type="float" office:value="235">
            <text:p text:style-name="Table_20_Contents">23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DKey.XSDKey( String systemId , short referType , String ref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Handler.doc2SystemId( Element e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DHandler.getSchemaDocument( String schemaNamespace , DOMInputSource schemaSource , boolean mustResolve , short referType , Element referEl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SDHandler.traverseSchemas( ArrayList annotationInfo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">
            <text:p text:style-name="Table_20_Contents">9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XSDHandler.findGrammar( XSDDescription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DHandler.reportSchemaWarning( String key , Object [ ] args , Element e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AnnotationGrammarPool.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DHandler.prepareFor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AnnotationGrammarPool.refreshGrammars( XSGrammarBucket gBu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Handler.element2Locator( 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Handler.createTraver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DHandler.getSchemaDocument1( boolean mustResolve , boolean hasInput , XMLInputSource schemaSource , Element refer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SDHandler.getSchemaDocument0( XSDKey key , String schemaId , Element schema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DHandler.getGrpOrAttrGrpRedefinedByRestriction( int type , QName name , XSDocumentInfo currSchema , Element elm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SAnnotationGrammarPool.cacheGrammars( String grammarType , Grammar [ ] 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AnnotationGrammarPool.retrieveGrammar( XMLGrammarDescription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DHandler.findXSDocumentForDecl( XSDocumentInfo currSchema , Element decl , XSDocumentInfo decl_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DHandler.validateAnnotations( ArrayList annotation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SDHandler.storeKeyRef( Element keyrefToStore , XSDocumentInfo schemaDoc , XSElementDecl currElemDe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SDHandler.fillInLocalElemInfo( Element elmDecl , XSDocumentInfo schemaDoc , int allContextFlags , XSObject parent , XSParticleDecl partic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SDHandler.renameRedefiningComponents( XSDocumentInfo currSchema , Element child , String componentType , String oldName , String newName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44">
            <text:p text:style-name="Table_20_Contents">44</text:p>
          </table:table-cell>
          <table:table-cell office:value-type="float" office:value="135">
            <text:p text:style-name="Table_20_Contents">135</text:p>
          </table:table-cell>
        </table:table-row>
        <table:table-row>
          <table:table-cell office:value-type="string">
            <text:p text:style-name="Table_20_Contents">XSAnnotationGrammarPool.retrieveInitialGrammarSet( String grammar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SDHandler.getSchemaDocument( String schemaNamespace , StAXInputSource schemaSource , boolean mustResolve , short referType , Element referElem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XSDHandler.changeRedefineGroup( String originalQName , String elementSought , String newName , Element curr , XSDocumentInfo schemaDo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SDHandler.setGenerateSyntheticAnnotations(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Handler.createAnnotationValid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AnnotationGrammarPool.un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DHandler.element2Locator( Element e , SimpleLocator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DHandler.findQName( String name , XSDocumentInfo schemaD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DHandler.getID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Handler.removeParticle( XSModelGroupImpl group , XSParticleDecl partic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DHandler.getSchemaDocument( String schemaNamespace , XMLInputSource schemaSource , boolean mustResolve , short referType , Element referEle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SDHandler.getIDRegistry_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Handler.getGlobalDecl( XSDocumentInfo currSchema , int declType , QName declToTraverse , Element elmNode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XSDHandler.checkForDuplicateNames( String qName , Hashtable registry , Hashtable registry_sub , Element currComp , XSDocumentInfo currSchema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XSDHandler.getGrammar( String t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Handler.prepareForTraver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XSDHandler.buildGlobalNameRegistries(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XSAnnotationGrammarPoo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DHandler.resolveSchema( XSDDescription desc , boolean mustResolve , Element referElement , boolean usePai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SDHandler.null2EmptyString( String 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Handler.nonAnnotationContent( Element el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Handler.XSDHandler( XSGrammarBucket gBu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Handler.getSchemaDocument( String schemaNamespace , SAXInputSource schemaSource , boolean mustResolve , short referType , Element referElem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XSDHandler.XS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Handler.reset( XMLComponentManager componentManage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">
            <text:p text:style-name="Table_20_Contents">8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XSDHandler.parseSchema( XMLInputSource is , XSDDescription desc , Hashtable locationPair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8">
            <text:p text:style-name="Table_20_Contents">28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XSDKey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Handler.isExistingGrammar( XSDDescription 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DKe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Handler.emptyString2Null( String 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Handler.reportSchemaError( String key , Object [ ] args , Element e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DHandler.setSchemasVisible( XSDocumentInfo startSchem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